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2744in"/>
    </style:style>
    <style:style style:name="co11" style:family="table-column">
      <style:table-column-properties fo:break-before="auto" style:column-width="1.3409in"/>
    </style:style>
    <style:style style:name="co12" style:family="table-column">
      <style:table-column-properties fo:break-before="auto" style:column-width="0.8402in"/>
    </style:style>
    <style:style style:name="co8" style:family="table-column">
      <style:table-column-properties fo:break-before="auto" style:column-width="0.7528in"/>
    </style:style>
    <style:style style:name="co13" style:family="table-column">
      <style:table-column-properties fo:break-before="auto" style:column-width="2.0807in"/>
    </style:style>
    <style:style style:name="co14" style:family="table-column">
      <style:table-column-properties fo:break-before="auto" style:column-width="3.4063in"/>
    </style:style>
    <style:style style:name="co15" style:family="table-column">
      <style:table-column-properties fo:break-before="auto" style:column-width="1.3839in"/>
    </style:style>
    <style:style style:name="co4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6563in"/>
    </style:style>
    <style:style style:name="co20" style:family="table-column">
      <style:table-column-properties fo:break-before="auto" style:column-width="1.1016in"/>
    </style:style>
    <style:style style:name="co21" style:family="table-column">
      <style:table-column-properties fo:break-before="auto" style:column-width="2.8319in"/>
    </style:style>
    <style:style style:name="co22" style:family="table-column">
      <style:table-column-properties fo:break-before="auto" style:column-width="2.8646in"/>
    </style:style>
    <style:style style:name="co23" style:family="table-column">
      <style:table-column-properties fo:break-before="auto" style:column-width="1.798in"/>
    </style:style>
    <style:style style:name="co24" style:family="table-column">
      <style:table-column-properties fo:break-before="auto" style:column-width="1.0252in"/>
    </style:style>
    <style:style style:name="co25" style:family="table-column">
      <style:table-column-properties fo:break-before="auto" style:column-width="2.0374in"/>
    </style:style>
    <style:style style:name="co26" style:family="table-column">
      <style:table-column-properties fo:break-before="auto" style:column-width="1.711in"/>
    </style:style>
    <style:style style:name="co27" style:family="table-column">
      <style:table-column-properties fo:break-before="auto" style:column-width="3.4634in"/>
    </style:style>
    <style:style style:name="co28" style:family="table-column">
      <style:table-column-properties fo:break-before="auto" style:column-width="3.1563in"/>
    </style:style>
    <style:style style:name="co29" style:family="table-column">
      <style:table-column-properties fo:break-before="auto" style:column-width="1.0465in"/>
    </style:style>
    <style:style style:name="co30" style:family="table-column">
      <style:table-column-properties fo:break-before="auto" style:column-width="0.611in"/>
    </style:style>
    <style:style style:name="co31" style:family="table-column">
      <style:table-column-properties fo:break-before="auto" style:column-width="2.1898in"/>
    </style:style>
    <style:style style:name="co32" style:family="table-column">
      <style:table-column-properties fo:break-before="auto" style:column-width="3.2563in"/>
    </style:style>
    <style:style style:name="co33" style:family="table-column">
      <style:table-column-properties fo:break-before="auto" style:column-width="1.6346in"/>
    </style:style>
    <style:style style:name="co34" style:family="table-column">
      <style:table-column-properties fo:break-before="auto" style:column-width="0.9709in"/>
    </style:style>
    <style:style style:name="co35" style:family="table-column">
      <style:table-column-properties fo:break-before="auto" style:column-width="3.398in"/>
    </style:style>
    <style:style style:name="ro2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3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2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27" style:family="table-cell" style:parent-style-name="Default">
      <style:table-cell-properties fo:wrap-option="no-wrap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32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position=""/>
    </style:style>
    <style:style style:name="ce3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37" style:family="table-cell" style:parent-style-name="Default">
      <style:table-cell-properties fo:wrap-option="wrap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17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style:vertical-align="middle" loext:vertical-justify="auto"/>
    </style:style>
    <style:style style:name="ce44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46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wrap-option="wrap" style:vertical-align="middle" loext:vertical-justify="auto"/>
    </style:style>
    <style:style style:name="ce55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56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wrap-option="no-wrap"/>
    </style:style>
    <style:style style:name="ce6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64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wrap-option="no-wrap" style:vertical-align="middle" loext:vertical-justify="auto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9" style:family="table-cell" style:parent-style-name="Default">
      <style:table-cell-properties fo:wrap-option="wrap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4" table:default-cell-style-name="ce39"/>
        <table:table-column table:style-name="co4" table:default-cell-style-name="ce51"/>
        <table:table-column table:style-name="co4" table:number-columns-repeated="1009" table:default-cell-style-name="ce39"/>
        <table:table-column table:style-name="co4" table:number-columns-repeated="3" table:default-cell-style-name="ce43"/>
        <table:table-row table:style-name="ro1">
          <table:table-cell table:style-name="ce17" office:value-type="string" calcext:value-type="string">
            <text:p>File name as deployed</text:p>
          </table:table-cell>
          <table:table-cell table:style-name="ce44" office:value-type="string" calcext:value-type="string">
            <text:p>LIND_20120705.CR3</text:p>
          </table:table-cell>
          <table:table-cell table:style-name="Default"/>
          <table:table-cell table:style-name="ce40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8" office:value-type="string" calcext:value-type="string">
            <text:p>Program signature</text:p>
          </table:table-cell>
          <table:table-cell table:style-name="ce45" office:value-type="float" office:value="53445" calcext:value-type="float">
            <text:p>53445</text:p>
          </table:table-cell>
          <table:table-cell table:style-name="ce49"/>
          <table:table-cell table:style-name="ce40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Deployment timestamp</text:p>
          </table:table-cell>
          <table:table-cell table:style-name="ce46" office:value-type="string" calcext:value-type="string">
            <text:p>2012-07-05 14:48:54 PST</text:p>
          </table:table-cell>
          <table:table-cell table:style-name="ce49"/>
          <table:table-cell table:style-name="ce40"/>
          <table:table-cell table:style-name="ce47"/>
          <table:table-cell table:style-name="ce40"/>
          <table:table-cell table:number-columns-repeated="1011"/>
        </table:table-row>
        <table:table-row table:style-name="ro5">
          <table:table-cell table:style-name="ce18" office:value-type="string" calcext:value-type="string">
            <text:p>Git repository tag</text:p>
          </table:table-cell>
          <table:table-cell table:style-name="ce44" office:value-type="string" calcext:value-type="string">
            <text:p>20120705_LIND</text:p>
          </table:table-cell>
          <table:table-cell table:style-name="Default" table:number-columns-repeated="3"/>
          <table:table-cell table:style-name="ce40"/>
          <table:table-cell table:number-columns-repeated="1011"/>
        </table:table-row>
        <table:table-row table:style-name="ro5">
          <table:table-cell table:style-name="Default" table:number-columns-repeated="5"/>
          <table:table-cell table:style-name="ce40"/>
          <table:table-cell table:number-columns-repeated="1011"/>
        </table:table-row>
        <table:table-row table:style-name="ro5">
          <table:table-cell table:style-name="ce20" office:value-type="string" calcext:value-type="string">
            <text:p>Table name</text:p>
          </table:table-cell>
          <table:table-cell table:style-name="ce18" office:value-type="string" calcext:value-type="string">
            <text:p>Record interval</text:p>
          </table:table-cell>
          <table:table-cell table:style-name="ce18" office:value-type="string" calcext:value-type="string">
            <text:p>Notes</text:p>
          </table:table-cell>
          <table:table-cell table:style-name="Default" table:number-columns-repeated="2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Default" table:number-columns-repeated="3"/>
          <table:table-cell table:style-name="ce43"/>
          <table:table-cell table:number-columns-repeated="1008"/>
          <table:table-cell table:style-name="ce48" table:number-columns-repeated="2"/>
          <table:table-cell/>
        </table:table-row>
        <table:table-row table:style-name="ro1">
          <table:table-cell table:style-name="ce21" office:value-type="string" calcext:value-type="string">
            <text:p>stats30_soil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43"/>
          <table:table-cell table:number-columns-repeated="1008"/>
          <table:table-cell table:style-name="ce48" table:number-columns-repeated="2"/>
          <table:table-cell/>
        </table:table-row>
        <table:table-row table:style-name="ro1">
          <table:table-cell table:style-name="ce21" office:value-type="string" calcext:value-type="string">
            <text:p>stats5_soil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43"/>
          <table:table-cell table:number-columns-repeated="1011"/>
        </table:table-row>
        <table:table-row table:style-name="ro1">
          <table:table-cell table:style-name="ce20" office:value-type="string" calcext:value-type="string">
            <text:p>StatCode</text:p>
          </table:table-cell>
          <table:table-cell table:style-name="ce18" office:value-type="string" calcext:value-type="string">
            <text:p>Description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2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1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1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21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1">
          <table:table-cell table:style-name="ce21"/>
          <table:table-cell table:style-name="Default" table:number-columns-repeated="4"/>
          <table:table-cell table:style-name="ce51"/>
          <table:table-cell table:number-columns-repeated="1011"/>
        </table:table-row>
        <table:table-row table:style-name="ro1">
          <table:table-cell table:style-name="ce21"/>
          <table:table-cell table:style-name="Default" table:number-columns-repeated="4"/>
          <table:table-cell table:style-name="ce43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43"/>
          <table:table-cell table:number-columns-repeated="1008"/>
          <table:table-cell table:style-name="ce48" table:number-columns-repeated="2"/>
          <table:table-cell/>
        </table:table-row>
        <table:table-row table:style-name="ro1" table:number-rows-repeated="2">
          <table:table-cell table:style-name="Default" table:number-columns-repeated="5"/>
          <table:table-cell table:style-name="ce43"/>
          <table:table-cell table:number-columns-repeated="1011"/>
        </table:table-row>
        <table:table-row table:style-name="ro1" table:number-rows-repeated="4"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43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43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43"/>
          <table:table-cell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17"/>
          <table:table-cell table:style-name="ce40"/>
          <table:table-cell table:number-columns-repeated="2"/>
          <table:table-cell table:style-name="ce39"/>
          <table:table-cell table:style-name="ce51"/>
          <table:table-cell table:number-columns-repeated="1008"/>
          <table:table-cell table:style-name="ce48" table:number-columns-repeated="2"/>
          <table:table-cell/>
        </table:table-row>
        <table:table-row table:style-name="ro1">
          <table:table-cell table:style-name="ce19"/>
          <table:table-cell table:style-name="ce40"/>
          <table:table-cell table:number-columns-repeated="2"/>
          <table:table-cell table:style-name="ce39"/>
          <table:table-cell table:style-name="ce51"/>
          <table:table-cell table:number-columns-repeated="1011"/>
        </table:table-row>
        <table:table-row table:style-name="ro1">
          <table:table-cell table:style-name="ce19"/>
          <table:table-cell table:style-name="ce47" table:number-columns-spanned="4" table:number-rows-spanned="1"/>
          <table:covered-table-cell table:number-columns-repeated="2"/>
          <table:covered-table-cell table:style-name="ce39"/>
          <table:table-cell table:style-name="ce51"/>
          <table:table-cell table:number-columns-repeated="1011"/>
        </table:table-row>
        <table:table-row table:style-name="ro1">
          <table:table-cell table:style-name="ce19" table:number-columns-repeated="4"/>
          <table:table-cell table:style-name="ce52"/>
          <table:table-cell table:style-name="ce43"/>
          <table:table-cell table:number-columns-repeated="1011"/>
        </table:table-row>
        <table:table-row table:style-name="ro1" table:number-rows-repeated="2">
          <table:table-cell table:style-name="ce40" table:number-columns-repeated="4"/>
          <table:table-cell table:style-name="ce47"/>
          <table:table-cell table:style-name="ce43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50"/>
          <table:table-cell table:number-columns-repeated="2"/>
          <table:table-cell table:style-name="ce4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53"/>
          <table:table-cell table:style-name="ce4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11"/>
        </table:table-row>
        <table:table-row table:style-name="ro1">
          <table:table-cell table:number-columns-repeated="4"/>
          <table:table-cell table:style-name="ce54"/>
          <table:table-cell table:style-name="ce43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43"/>
          <table:table-cell table:number-columns-repeated="1011"/>
        </table:table-row>
        <table:table-row table:style-name="ro1">
          <table:table-cell table:number-columns-repeated="2"/>
          <table:table-cell table:style-name="ce50"/>
          <table:table-cell table:number-columns-repeated="2"/>
          <table:table-cell table:style-name="ce43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43"/>
          <table:table-cell table:number-columns-repeated="1011"/>
        </table:table-row>
        <table:table-row table:style-name="ro1">
          <table:table-cell table:number-columns-repeated="2"/>
          <table:table-cell table:style-name="ce50"/>
          <table:table-cell table:number-columns-repeated="2"/>
          <table:table-cell table:style-name="ce43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43"/>
          <table:table-cell table:number-columns-repeated="1011"/>
        </table:table-row>
        <table:table-row table:style-name="ro1">
          <table:table-cell table:number-columns-repeated="4"/>
          <table:table-cell table:style-name="ce54"/>
          <table:table-cell table:style-name="ce4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08"/>
          <table:table-cell table:style-name="ce48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17"/>
          <table:table-cell table:number-columns-repeated="1016"/>
        </table:table-row>
        <table:table-row table:style-name="ro1">
          <table:table-cell table:style-name="ce41"/>
          <table:table-cell table:number-columns-repeated="1016"/>
        </table:table-row>
        <table:table-row table:style-name="ro1">
          <table:table-cell table:style-name="ce42"/>
          <table:table-cell table:number-columns-repeated="1016"/>
        </table:table-row>
        <table:table-row table:style-name="ro1">
          <table:table-cell table:style-name="ce40"/>
          <table:table-cell table:style-name="ce48" table:number-columns-repeated="2"/>
          <table:table-cell table:style-name="ce43"/>
          <table:table-cell table:style-name="ce54"/>
          <table:table-cell table:number-columns-repeated="1012"/>
        </table:table-row>
        <table:table-row table:style-name="ro1">
          <table:table-cell table:style-name="ce40" table:number-columns-repeated="3"/>
          <table:table-cell table:style-name="ce19"/>
          <table:table-cell table:style-name="ce52"/>
          <table:table-cell table:number-columns-repeated="1012"/>
        </table:table-row>
        <table:table-row table:style-name="ro1" table:number-rows-repeated="2">
          <table:table-cell table:style-name="ce40" table:number-columns-repeated="4"/>
          <table:table-cell table:style-name="ce47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43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43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43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43"/>
          <table:table-cell table:number-columns-repeated="1016"/>
        </table:table-row>
        <table:table-row table:style-name="ro1" table:number-rows-repeated="1048333">
          <table:table-cell table:number-columns-repeated="1017"/>
        </table:table-row>
        <table:table-row table:style-name="ro5">
          <table:table-cell table:number-columns-repeated="1017"/>
        </table:table-row>
        <table:table-row table:style-name="ro5">
          <table:table-cell table:number-columns-repeated="1017"/>
        </table:table-row>
      </table:table>
      <table:table table:name="tsdata" table:style-name="ta1">
        <table:table-column table:style-name="co5" table:default-cell-style-name="ce55"/>
        <table:table-column table:style-name="co29" table:default-cell-style-name="ce59"/>
        <table:table-column table:style-name="co30" table:default-cell-style-name="ce59"/>
        <table:table-column table:style-name="co8" table:default-cell-style-name="ce55"/>
        <table:table-column table:style-name="co31" table:default-cell-style-name="ce59"/>
        <table:table-column table:style-name="co32" table:default-cell-style-name="ce59"/>
        <table:table-column table:style-name="co4" table:number-columns-repeated="1018" table:default-cell-style-name="ce59"/>
        <table:table-row table:style-name="ro2">
          <table:table-cell/>
          <table:table-cell table:style-name="ce56" office:value-type="string" calcext:value-type="string">
            <text:p>Column label</text:p>
          </table:table-cell>
          <table:table-cell table:style-name="ce56" office:value-type="string" calcext:value-type="string">
            <text:p>Units</text:p>
          </table:table-cell>
          <table:table-cell table:style-name="ce60" office:value-type="string" calcext:value-type="string">
            <text:p>StatCode</text:p>
          </table:table-cell>
          <table:table-cell table:style-name="ce56" office:value-type="string" calcext:value-type="string">
            <text:p>Description</text:p>
          </table:table-cell>
          <table:table-cell table:style-name="ce56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TIMESTAMP</text:p>
          </table:table-cell>
          <table:table-cell table:style-name="ce57"/>
          <table:table-cell table:style-name="ce61" office:value-type="string" calcext:value-type="string">
            <text:p>--</text:p>
          </table:table-cell>
          <table:table-cell table:style-name="ce57" office:value-type="string" calcext:value-type="string">
            <text:p>end of period timestamp</text:p>
          </table:table-cell>
          <table:table-cell table:style-name="ce57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RECORD</text:p>
          </table:table-cell>
          <table:table-cell table:style-name="ce57"/>
          <table:table-cell table:style-name="ce61" office:value-type="string" calcext:value-type="string">
            <text:p>--</text:p>
          </table:table-cell>
          <table:table-cell table:style-name="ce57" office:value-type="string" calcext:value-type="string">
            <text:p>sequential record number</text:p>
          </table:table-cell>
          <table:table-cell table:style-name="ce57"/>
          <table:table-cell table:number-columns-repeated="1018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Ux</text:p>
          </table:table-cell>
          <table:table-cell table:style-name="ce58" office:value-type="string" calcext:value-type="string">
            <text:p>m/s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horizontal axial wind component</text:p>
          </table:table-cell>
          <table:table-cell table:style-name="ce58" office:value-type="string" calcext:value-type="string">
            <text:p>(+) = into sonic array toward mounting bolt</text:p>
          </table:table-cell>
          <table:table-cell table:style-name="Default" table:number-columns-repeated="5"/>
          <table:table-cell table:number-columns-repeated="1013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Uy</text:p>
          </table:table-cell>
          <table:table-cell table:style-name="ce58" office:value-type="string" calcext:value-type="string">
            <text:p>m/s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horizontal cross wind component</text:p>
          </table:table-cell>
          <table:table-cell table:style-name="ce58" office:value-type="string" calcext:value-type="string">
            <text:p>cross wind speed, right-handed w.r.t. Ux/Uz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Uz</text:p>
          </table:table-cell>
          <table:table-cell table:style-name="ce58" office:value-type="string" calcext:value-type="string">
            <text:p>m/s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vertical wind speed</text:p>
          </table:table-cell>
          <table:table-cell table:style-name="ce58" office:value-type="string" calcext:value-type="string">
            <text:p>(+) = away from surface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Ts</text:p>
          </table:table-cell>
          <table:table-cell table:style-name="ce58" office:value-type="string" calcext:value-type="string">
            <text:p>C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sonic temperature</text:p>
          </table:table-cell>
          <table:table-cell table:style-name="ce58" office:value-type="string" calcext:value-type="string">
            <text:p>closely approximates virtual temperature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8" office:value-type="string" calcext:value-type="string">
            <text:p>diag_sonic</text:p>
          </table:table-cell>
          <table:table-cell table:style-name="ce58" office:value-type="string" calcext:value-type="string">
            <text:p>bitmap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diagnostic code</text:p>
          </table:table-cell>
          <table:table-cell table:style-name="ce58" office:value-type="string" calcext:value-type="string">
            <text:p>bits 0-5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8" office:value-type="string" calcext:value-type="string">
            <text:p>CO2</text:p>
          </table:table-cell>
          <table:table-cell table:style-name="ce58" office:value-type="string" calcext:value-type="string">
            <text:p>mg/m^3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mass conc. of carbon dioxide</text:p>
          </table:table-cell>
          <table:table-cell table:style-name="ce58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8" office:value-type="string" calcext:value-type="string">
            <text:p>H2O</text:p>
          </table:table-cell>
          <table:table-cell table:style-name="ce58" office:value-type="string" calcext:value-type="string">
            <text:p>g/m^3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mass conc. of water vapor</text:p>
          </table:table-cell>
          <table:table-cell table:style-name="ce58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8" office:value-type="string" calcext:value-type="string">
            <text:p>diag_irga</text:p>
          </table:table-cell>
          <table:table-cell table:style-name="ce58" office:value-type="string" calcext:value-type="string">
            <text:p>bitmap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diagnostic code</text:p>
          </table:table-cell>
          <table:table-cell table:style-name="ce58" office:value-type="string" calcext:value-type="string">
            <text:p>bits 0-20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8" office:value-type="string" calcext:value-type="string">
            <text:p>amb_tmpr</text:p>
          </table:table-cell>
          <table:table-cell table:style-name="ce58" office:value-type="string" calcext:value-type="string">
            <text:p>C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ambient temperature</text:p>
          </table:table-cell>
          <table:table-cell table:style-name="ce58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8" office:value-type="string" calcext:value-type="string">
            <text:p>amb_press</text:p>
          </table:table-cell>
          <table:table-cell table:style-name="ce58" office:value-type="string" calcext:value-type="string">
            <text:p>kPa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barometric (ambient) pressure</text:p>
          </table:table-cell>
          <table:table-cell table:style-name="ce58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8" office:value-type="string" calcext:value-type="string">
            <text:p>CO2_signal</text:p>
          </table:table-cell>
          <table:table-cell table:style-name="ce58" office:value-type="string" calcext:value-type="string">
            <text:p>unity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CO2 signal quality</text:p>
          </table:table-cell>
          <table:table-cell table:style-name="ce58" office:value-type="string" calcext:value-type="string">
            <text:p>nominal range 0-1, 1=good quality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8" office:value-type="string" calcext:value-type="string">
            <text:p>H2O_signal</text:p>
          </table:table-cell>
          <table:table-cell table:style-name="ce58" office:value-type="string" calcext:value-type="string">
            <text:p>unity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H2O signal quality</text:p>
          </table:table-cell>
          <table:table-cell table:style-name="ce58" office:value-type="string" calcext:value-type="string">
            <text:p>same as CO2_signal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" table:style-name="ta1">
        <table:table-column table:style-name="co5" table:default-cell-style-name="ce23"/>
        <table:table-column table:style-name="co11" table:default-cell-style-name="ce27"/>
        <table:table-column table:style-name="co12" table:default-cell-style-name="ce27"/>
        <table:table-column table:style-name="co8" table:default-cell-style-name="ce23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4" table:number-columns-repeated="1017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6" office:value-type="string">
            <text:p>L</text:p>
          </table:table-cell>
          <table:table-cell table:style-name="ce26" office:value-type="string">
            <text:p>m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Obukhov length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26" office:value-type="string">
            <text:p>u_star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friction veloc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26" office:value-type="string">
            <text:p>tau</text:p>
          </table:table-cell>
          <table:table-cell table:style-name="ce26" office:value-type="string">
            <text:p>kg/(m s^2)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momentum flux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26" office:value-type="string">
            <text:p>Fc_wpl</text:p>
          </table:table-cell>
          <table:table-cell table:style-name="ce26" office:value-type="string">
            <text:p>mg/(m^2 s)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CO2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26" office:value-type="string">
            <text:p>LE_wpl</text:p>
          </table:table-cell>
          <table:table-cell table:style-name="ce26" office:value-type="string">
            <text:p>W/m^2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latent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26" office:value-type="string">
            <text:p>Hc</text:p>
          </table:table-cell>
          <table:table-cell table:style-name="ce26" office:value-type="string">
            <text:p>W/m^2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ensible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ce26" office:value-type="string">
            <text:p>Ts_Avg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mean sonic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26" office:value-type="string">
            <text:p>Ts_Std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td. dev. of sonic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26" office:value-type="string">
            <text:p>Tc_Avg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mean 'corrected' sonic temp.</text:p>
          </table:table-cell>
          <table:table-cell table:style-name="ce34" office:value-type="string">
            <text:p>see Note 1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26" office:value-type="string">
            <text:p>Uz_Std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td. dev. of vertical wind speed</text:p>
          </table:table-cell>
          <table:table-cell table:style-name="ce26" office:value-type="string">
            <text:p>note no coordinate rotations are don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26" office:value-type="string">
            <text:p>wnd_spd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mean horizontal wind speed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26" office:value-type="string">
            <text:p>rslt_wnd_spd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resultant mean horizontal WS</text:p>
          </table:table-cell>
          <table:table-cell table:style-name="ce3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26" office:value-type="string">
            <text:p>rslt_wnd_dir</text:p>
          </table:table-cell>
          <table:table-cell table:style-name="ce26" office:value-type="string">
            <text:p>degree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ce26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26" office:value-type="string">
            <text:p>std_wnd_dir</text:p>
          </table:table-cell>
          <table:table-cell table:style-name="ce26" office:value-type="string">
            <text:p>degree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26" office:value-type="string">
            <text:p>sonic_uptime</text:p>
          </table:table-cell>
          <table:table-cell table:style-name="ce26" office:value-type="string">
            <text:p>unity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must be &gt;=0.5 to record sonic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26" office:value-type="string">
            <text:p>CO2_ppm_Avg</text:p>
          </table:table-cell>
          <table:table-cell table:style-name="ce26" office:value-type="string">
            <text:p>ppm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CO2 mixing ratio</text:p>
          </table:table-cell>
          <table:table-cell table:style-name="ce26" office:value-type="string">
            <text:p>mix ratio = w.r.t. dry ai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26" office:value-type="string">
            <text:p>CO2_mg_m3_Avg</text:p>
          </table:table-cell>
          <table:table-cell table:style-name="ce26" office:value-type="string">
            <text:p>mg/m^3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CO2 mass concentration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26" office:value-type="string">
            <text:p>CO2_mg_m3_Std</text:p>
          </table:table-cell>
          <table:table-cell table:style-name="ce26" office:value-type="string">
            <text:p>mg/m^3</text:p>
          </table:table-cell>
          <table:table-cell table:style-name="ce30" office:value-type="string">
            <text:p>Std</text:p>
          </table:table-cell>
          <table:table-cell table:style-name="ce26" office:value-type="string">
            <text:p>std. dev. of CO2 mass conc.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26" office:value-type="string">
            <text:p>CO2_signal_Avg</text:p>
          </table:table-cell>
          <table:table-cell table:style-name="ce26" office:value-type="string">
            <text:p>ratio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CO2 signal qual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26" office:value-type="string">
            <text:p>H2O_g_kg_Avg</text:p>
          </table:table-cell>
          <table:table-cell table:style-name="ce26" office:value-type="string">
            <text:p>g_kg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mixing ratio</text:p>
          </table:table-cell>
          <table:table-cell table:style-name="ce26" office:value-type="string">
            <text:p>mix ratio = w.r.t. dry air; units: g/kg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26" office:value-type="string">
            <text:p>H2O_g_m3_Avg</text:p>
          </table:table-cell>
          <table:table-cell table:style-name="ce26" office:value-type="string">
            <text:p>g/m^3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molar conc.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26" office:value-type="string">
            <text:p>H2O_g_m3_Std</text:p>
          </table:table-cell>
          <table:table-cell table:style-name="ce26" office:value-type="string">
            <text:p>g/m^3</text:p>
          </table:table-cell>
          <table:table-cell table:style-name="ce30" office:value-type="string">
            <text:p>Std</text:p>
          </table:table-cell>
          <table:table-cell table:style-name="ce26" office:value-type="string">
            <text:p>std. dev. of H2O molar conc.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26" office:value-type="string">
            <text:p>H2O_signal_Avg</text:p>
          </table:table-cell>
          <table:table-cell table:style-name="ce26" office:value-type="string">
            <text:p>ratio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signal qual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26" office:value-type="string">
            <text:p>amb_tmpr_Avg</text:p>
          </table:table-cell>
          <table:table-cell table:style-name="ce26" office:value-type="string">
            <text:p>C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26" office:value-type="string">
            <text:p>amb_press_Avg</text:p>
          </table:table-cell>
          <table:table-cell table:style-name="ce26" office:value-type="string">
            <text:p>kPa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barometric press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26" office:value-type="string">
            <text:p>irga_uptime</text:p>
          </table:table-cell>
          <table:table-cell table:style-name="ce26" office:value-type="string">
            <text:p>ratio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must be &gt;=0.5 to record IRGA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26" office:value-type="string">
            <text:p>T_hmp_Avg</text:p>
          </table:table-cell>
          <table:table-cell table:style-name="ce26" office:value-type="string">
            <text:p>C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26" office:value-type="string">
            <text:p>RH_hmp_Avg</text:p>
          </table:table-cell>
          <table:table-cell table:style-name="ce26" office:value-type="string">
            <text:p>%</text:p>
          </table:table-cell>
          <table:table-cell table:style-name="ce30" office:value-type="string">
            <text:p>Smp+</text:p>
          </table:table-cell>
          <table:table-cell table:style-name="ce26" office:value-type="string">
            <text:p>mean relative humidity</text:p>
          </table:table-cell>
          <table:table-cell table:style-name="ce26" office:value-type="string">
            <text:p>determined from actual/sat. vapor pressure mean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26" office:value-type="string">
            <text:p>e_hmp_Avg</text:p>
          </table:table-cell>
          <table:table-cell table:style-name="ce26" office:value-type="string">
            <text:p>kPa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vapor press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26" office:value-type="string">
            <text:p>e_sat_hmp_Avg</text:p>
          </table:table-cell>
          <table:table-cell table:style-name="ce26" office:value-type="string">
            <text:p>kPa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saturation VP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26" office:value-type="string">
            <text:p>Rn_Avg</text:p>
          </table:table-cell>
          <table:table-cell table:style-name="ce26" office:value-type="string">
            <text:p>W/m^2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 office:value-type="string">
            <text:p>corrected for horizontal wind effec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26" office:value-type="string">
            <text:p>Rn_meas_Avg</text:p>
          </table:table-cell>
          <table:table-cell table:style-name="ce26" office:value-type="string">
            <text:p>W/m^2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26" office:value-type="string">
            <text:p>PAR_totflx_Tot</text:p>
          </table:table-cell>
          <table:table-cell table:style-name="ce26" office:value-type="string">
            <text:p>mmol/m^2</text:p>
          </table:table-cell>
          <table:table-cell table:style-name="ce30" office:value-type="string">
            <text:p>Tot</text:p>
          </table:table-cell>
          <table:table-cell table:style-name="ce26" office:value-type="string">
            <text:p>total flux density</text:p>
          </table:table-cell>
          <table:table-cell table:style-name="ce26" office:value-type="string">
            <text:p>cumulative per output interval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26" office:value-type="string">
            <text:p>PAR_flxdens_Avg</text:p>
          </table:table-cell>
          <table:table-cell table:style-name="ce26" office:value-type="string">
            <text:p>umol/s/m^2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average flux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26" office:value-type="string">
            <text:p>Met1_wnd_spd</text:p>
          </table:table-cell>
          <table:table-cell table:style-name="ce26" office:value-type="string">
            <text:p>m/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mean horizontal wind speed</text:p>
          </table:table-cell>
          <table:table-cell table:style-name="ce26" office:value-type="string">
            <text:p>Columns 36-39 are analogous to columns 12-15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26" office:value-type="string">
            <text:p>Met1_rslt_wnd_spd</text:p>
          </table:table-cell>
          <table:table-cell table:style-name="ce26" office:value-type="string">
            <text:p>m/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resultant mean horizontal WS</text:p>
          </table:table-cell>
          <table:table-cell table:style-name="ce3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26" office:value-type="string">
            <text:p>Met1_rslt_wnd_dir</text:p>
          </table:table-cell>
          <table:table-cell table:style-name="ce26" office:value-type="string">
            <text:p>degree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ce26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26" office:value-type="string">
            <text:p>Met1_std_wnd_dir</text:p>
          </table:table-cell>
          <table:table-cell table:style-name="ce26" office:value-type="string">
            <text:p>degree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26" office:value-type="string">
            <text:p>Rain_mm_Tot</text:p>
          </table:table-cell>
          <table:table-cell table:style-name="ce26" office:value-type="string">
            <text:p>mm</text:p>
          </table:table-cell>
          <table:table-cell table:style-name="ce30" office:value-type="string">
            <text:p>Tot</text:p>
          </table:table-cell>
          <table:table-cell table:style-name="ce26" office:value-type="string">
            <text:p>total precipitation</text:p>
          </table:table-cell>
          <table:table-cell table:style-name="ce26" office:value-type="string">
            <text:p>valid for rain; not snow/etc.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style-name="ce26" office:value-type="string">
            <text:p>panel_tmpr_Avg</text:p>
          </table:table-cell>
          <table:table-cell table:style-name="ce26" office:value-type="string">
            <text:p>C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logger pane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table:style-name="ce26" office:value-type="string">
            <text:p>batt_volt_Avg</text:p>
          </table:table-cell>
          <table:table-cell table:style-name="ce26" office:value-type="string">
            <text:p>V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supply voltage</text:p>
          </table:table-cell>
          <table:table-cell table:style-name="ce26" office:value-type="string">
            <text:p>represents whole-system voltage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2"/>
          <table:table-cell table:number-columns-repeated="1018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2"/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5" table:style-name="ta1">
        <table:table-column table:style-name="co5" table:default-cell-style-name="ce23"/>
        <table:table-column table:style-name="co11" table:default-cell-style-name="ce27"/>
        <table:table-column table:style-name="co12" table:default-cell-style-name="ce27"/>
        <table:table-column table:style-name="co8" table:default-cell-style-name="ce23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4" table:number-columns-repeated="1017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6" office:value-type="string">
            <text:p>L</text:p>
          </table:table-cell>
          <table:table-cell table:style-name="ce26" office:value-type="string">
            <text:p>m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Obukhov length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26" office:value-type="string">
            <text:p>u_star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friction veloc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26" office:value-type="string">
            <text:p>tau</text:p>
          </table:table-cell>
          <table:table-cell table:style-name="ce26" office:value-type="string">
            <text:p>kg/(m s^2)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momentum flux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26" office:value-type="string">
            <text:p>Fc_wpl</text:p>
          </table:table-cell>
          <table:table-cell table:style-name="ce26" office:value-type="string">
            <text:p>mg/(m^2 s)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CO2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26" office:value-type="string">
            <text:p>LE_wpl</text:p>
          </table:table-cell>
          <table:table-cell table:style-name="ce26" office:value-type="string">
            <text:p>W/m^2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latent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26" office:value-type="string">
            <text:p>Hc</text:p>
          </table:table-cell>
          <table:table-cell table:style-name="ce26" office:value-type="string">
            <text:p>W/m^2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ensible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ce26" office:value-type="string">
            <text:p>Ts_Avg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mean sonic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26" office:value-type="string">
            <text:p>Ts_Std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td. dev. of sonic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26" office:value-type="string">
            <text:p>Tc_Avg</text:p>
          </table:table-cell>
          <table:table-cell table:style-name="ce26" office:value-type="string">
            <text:p>C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mean 'corrected' sonic temp.</text:p>
          </table:table-cell>
          <table:table-cell table:style-name="ce34" office:value-type="string">
            <text:p>see Note 1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26" office:value-type="string">
            <text:p>Uz_Std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std. dev. of vertical wind speed</text:p>
          </table:table-cell>
          <table:table-cell table:style-name="ce26" office:value-type="string">
            <text:p>note no coordinate rotations are don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26" office:value-type="string">
            <text:p>wnd_spd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mean horizontal wind speed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26" office:value-type="string">
            <text:p>rslt_wnd_spd</text:p>
          </table:table-cell>
          <table:table-cell table:style-name="ce26" office:value-type="string">
            <text:p>m/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resultant mean horizontal WS</text:p>
          </table:table-cell>
          <table:table-cell table:style-name="ce3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26" office:value-type="string">
            <text:p>rslt_wnd_dir</text:p>
          </table:table-cell>
          <table:table-cell table:style-name="ce26" office:value-type="string">
            <text:p>degree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ce26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26" office:value-type="string">
            <text:p>std_wnd_dir</text:p>
          </table:table-cell>
          <table:table-cell table:style-name="ce26" office:value-type="string">
            <text:p>degrees</text:p>
          </table:table-cell>
          <table:table-cell table:style-name="ce33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26" office:value-type="string">
            <text:p>sonic_uptime</text:p>
          </table:table-cell>
          <table:table-cell table:style-name="ce26" office:value-type="string">
            <text:p>unity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must be &gt;=0.5 to record sonic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26" office:value-type="string">
            <text:p>CO2_ppm_Avg</text:p>
          </table:table-cell>
          <table:table-cell table:style-name="ce26" office:value-type="string">
            <text:p>ppm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CO2 mixing ratio</text:p>
          </table:table-cell>
          <table:table-cell table:style-name="ce26" office:value-type="string">
            <text:p>mix ratio = w.r.t. dry ai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26" office:value-type="string">
            <text:p>CO2_mg_m3_Avg</text:p>
          </table:table-cell>
          <table:table-cell table:style-name="ce26" office:value-type="string">
            <text:p>mg/m^3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CO2 mass concentration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26" office:value-type="string">
            <text:p>CO2_mg_m3_Std</text:p>
          </table:table-cell>
          <table:table-cell table:style-name="ce26" office:value-type="string">
            <text:p>mg/m^3</text:p>
          </table:table-cell>
          <table:table-cell table:style-name="ce30" office:value-type="string">
            <text:p>Std</text:p>
          </table:table-cell>
          <table:table-cell table:style-name="ce26" office:value-type="string">
            <text:p>std. dev. of CO2 mass conc.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26" office:value-type="string">
            <text:p>CO2_signal_Avg</text:p>
          </table:table-cell>
          <table:table-cell table:style-name="ce26" office:value-type="string">
            <text:p>ratio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CO2 signal qual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26" office:value-type="string">
            <text:p>H2O_g_kg_Avg</text:p>
          </table:table-cell>
          <table:table-cell table:style-name="ce26" office:value-type="string">
            <text:p>g_kg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mixing ratio</text:p>
          </table:table-cell>
          <table:table-cell table:style-name="ce26" office:value-type="string">
            <text:p>mix ratio = w.r.t. dry air; units: g/kg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26" office:value-type="string">
            <text:p>H2O_g_m3_Avg</text:p>
          </table:table-cell>
          <table:table-cell table:style-name="ce26" office:value-type="string">
            <text:p>g/m^3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molar conc.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26" office:value-type="string">
            <text:p>H2O_g_m3_Std</text:p>
          </table:table-cell>
          <table:table-cell table:style-name="ce26" office:value-type="string">
            <text:p>g/m^3</text:p>
          </table:table-cell>
          <table:table-cell table:style-name="ce30" office:value-type="string">
            <text:p>Std</text:p>
          </table:table-cell>
          <table:table-cell table:style-name="ce26" office:value-type="string">
            <text:p>std. dev. of H2O molar conc.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26" office:value-type="string">
            <text:p>H2O_signal_Avg</text:p>
          </table:table-cell>
          <table:table-cell table:style-name="ce26" office:value-type="string">
            <text:p>ratio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signal qual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26" office:value-type="string">
            <text:p>amb_tmpr_Avg</text:p>
          </table:table-cell>
          <table:table-cell table:style-name="ce26" office:value-type="string">
            <text:p>C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26" office:value-type="string">
            <text:p>amb_press_Avg</text:p>
          </table:table-cell>
          <table:table-cell table:style-name="ce26" office:value-type="string">
            <text:p>kPa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barometric press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26" office:value-type="string">
            <text:p>irga_uptime</text:p>
          </table:table-cell>
          <table:table-cell table:style-name="ce26" office:value-type="string">
            <text:p>ratio</text:p>
          </table:table-cell>
          <table:table-cell table:style-name="ce33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must be &gt;=0.5 to record IRGA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26" office:value-type="string">
            <text:p>T_hmp_Avg</text:p>
          </table:table-cell>
          <table:table-cell table:style-name="ce26" office:value-type="string">
            <text:p>C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26" office:value-type="string">
            <text:p>RH_hmp_Avg</text:p>
          </table:table-cell>
          <table:table-cell table:style-name="ce26" office:value-type="string">
            <text:p>%</text:p>
          </table:table-cell>
          <table:table-cell table:style-name="ce30" office:value-type="string">
            <text:p>Smp+</text:p>
          </table:table-cell>
          <table:table-cell table:style-name="ce26" office:value-type="string">
            <text:p>mean relative humidity</text:p>
          </table:table-cell>
          <table:table-cell table:style-name="ce26" office:value-type="string">
            <text:p>determined from actual/sat. vapor pressure mean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26" office:value-type="string">
            <text:p>e_hmp_Avg</text:p>
          </table:table-cell>
          <table:table-cell table:style-name="ce26" office:value-type="string">
            <text:p>kPa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vapor press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26" office:value-type="string">
            <text:p>e_sat_hmp_Avg</text:p>
          </table:table-cell>
          <table:table-cell table:style-name="ce26" office:value-type="string">
            <text:p>kPa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H2O saturation VP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26" office:value-type="string">
            <text:p>Rn_Avg</text:p>
          </table:table-cell>
          <table:table-cell table:style-name="ce26" office:value-type="string">
            <text:p>W/m^2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 office:value-type="string">
            <text:p>corrected for horizontal wind effec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26" office:value-type="string">
            <text:p>Rn_meas_Avg</text:p>
          </table:table-cell>
          <table:table-cell table:style-name="ce26" office:value-type="string">
            <text:p>W/m^2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26" office:value-type="string">
            <text:p>PAR_totflx_Tot</text:p>
          </table:table-cell>
          <table:table-cell table:style-name="ce26" office:value-type="string">
            <text:p>mmol/m^2</text:p>
          </table:table-cell>
          <table:table-cell table:style-name="ce30" office:value-type="string">
            <text:p>Tot</text:p>
          </table:table-cell>
          <table:table-cell table:style-name="ce26" office:value-type="string">
            <text:p>total flux density</text:p>
          </table:table-cell>
          <table:table-cell table:style-name="ce26" office:value-type="string">
            <text:p>cumulative per output interval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26" office:value-type="string">
            <text:p>PAR_flxdens_Avg</text:p>
          </table:table-cell>
          <table:table-cell table:style-name="ce26" office:value-type="string">
            <text:p>umol/s/m^2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average flux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26" office:value-type="string">
            <text:p>Met1_wnd_spd</text:p>
          </table:table-cell>
          <table:table-cell table:style-name="ce26" office:value-type="string">
            <text:p>m/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mean horizontal wind speed</text:p>
          </table:table-cell>
          <table:table-cell table:style-name="ce26" office:value-type="string">
            <text:p>Columns 36-39 are analogous to columns 12-15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26" office:value-type="string">
            <text:p>Met1_rslt_wnd_spd</text:p>
          </table:table-cell>
          <table:table-cell table:style-name="ce26" office:value-type="string">
            <text:p>m/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resultant mean horizontal WS</text:p>
          </table:table-cell>
          <table:table-cell table:style-name="ce3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26" office:value-type="string">
            <text:p>Met1_rslt_wnd_dir</text:p>
          </table:table-cell>
          <table:table-cell table:style-name="ce26" office:value-type="string">
            <text:p>degree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ce26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26" office:value-type="string">
            <text:p>Met1_std_wnd_dir</text:p>
          </table:table-cell>
          <table:table-cell table:style-name="ce26" office:value-type="string">
            <text:p>degrees</text:p>
          </table:table-cell>
          <table:table-cell table:style-name="ce30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26" office:value-type="string">
            <text:p>Rain_mm_Tot</text:p>
          </table:table-cell>
          <table:table-cell table:style-name="ce26" office:value-type="string">
            <text:p>mm</text:p>
          </table:table-cell>
          <table:table-cell table:style-name="ce30" office:value-type="string">
            <text:p>Tot</text:p>
          </table:table-cell>
          <table:table-cell table:style-name="ce26" office:value-type="string">
            <text:p>total precipitation</text:p>
          </table:table-cell>
          <table:table-cell table:style-name="ce26" office:value-type="string">
            <text:p>valid for rain; not snow/etc.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style-name="ce26" office:value-type="string">
            <text:p>panel_tmpr_Avg</text:p>
          </table:table-cell>
          <table:table-cell table:style-name="ce26" office:value-type="string">
            <text:p>C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logger pane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table:style-name="ce26" office:value-type="string">
            <text:p>batt_volt_Avg</text:p>
          </table:table-cell>
          <table:table-cell table:style-name="ce26" office:value-type="string">
            <text:p>V</text:p>
          </table:table-cell>
          <table:table-cell table:style-name="ce30" office:value-type="string">
            <text:p>Avg</text:p>
          </table:table-cell>
          <table:table-cell table:style-name="ce26" office:value-type="string">
            <text:p>mean supply voltage</text:p>
          </table:table-cell>
          <table:table-cell table:style-name="ce26" office:value-type="string">
            <text:p>represents whole-system voltage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2"/>
          <table:table-cell table:number-columns-repeated="1018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2"/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_daily" table:style-name="ta1">
        <table:table-column table:style-name="co5" table:default-cell-style-name="ce55"/>
        <table:table-column table:style-name="co33" table:default-cell-style-name="ce59"/>
        <table:table-column table:style-name="co34" table:default-cell-style-name="ce59"/>
        <table:table-column table:style-name="co8" table:default-cell-style-name="ce55"/>
        <table:table-column table:style-name="co31" table:default-cell-style-name="ce59"/>
        <table:table-column table:style-name="co35" table:default-cell-style-name="ce59"/>
        <table:table-column table:style-name="co4" table:number-columns-repeated="1018" table:default-cell-style-name="ce59"/>
        <table:table-row table:style-name="ro2">
          <table:table-cell/>
          <table:table-cell table:style-name="ce56" office:value-type="string" calcext:value-type="string">
            <text:p>Column label</text:p>
          </table:table-cell>
          <table:table-cell table:style-name="ce56" office:value-type="string" calcext:value-type="string">
            <text:p>Units</text:p>
          </table:table-cell>
          <table:table-cell table:style-name="ce60" office:value-type="string" calcext:value-type="string">
            <text:p>StatCode</text:p>
          </table:table-cell>
          <table:table-cell table:style-name="ce56" office:value-type="string" calcext:value-type="string">
            <text:p>Description</text:p>
          </table:table-cell>
          <table:table-cell table:style-name="ce56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TIMESTAMP</text:p>
          </table:table-cell>
          <table:table-cell table:style-name="ce57"/>
          <table:table-cell table:style-name="ce61" office:value-type="string" calcext:value-type="string">
            <text:p>--</text:p>
          </table:table-cell>
          <table:table-cell table:style-name="ce57" office:value-type="string" calcext:value-type="string">
            <text:p>end of period timestamp</text:p>
          </table:table-cell>
          <table:table-cell table:style-name="ce57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RECORD</text:p>
          </table:table-cell>
          <table:table-cell table:style-name="ce57"/>
          <table:table-cell table:style-name="ce61" office:value-type="string" calcext:value-type="string">
            <text:p>--</text:p>
          </table:table-cell>
          <table:table-cell table:style-name="ce57" office:value-type="string" calcext:value-type="string">
            <text:p>sequential record number</text:p>
          </table:table-cell>
          <table:table-cell table:style-name="ce57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latitude_Med</text:p>
          </table:table-cell>
          <table:table-cell table:style-name="ce57" office:value-type="string" calcext:value-type="string">
            <text:p>decDegreesN</text:p>
          </table:table-cell>
          <table:table-cell table:style-name="ce61" office:value-type="string" calcext:value-type="string">
            <text:p>Med</text:p>
          </table:table-cell>
          <table:table-cell table:style-name="ce57" office:value-type="string" calcext:value-type="string">
            <text:p>median latitude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longitude_Med</text:p>
          </table:table-cell>
          <table:table-cell table:style-name="ce58" office:value-type="string" calcext:value-type="string">
            <text:p>decDegreesE</text:p>
          </table:table-cell>
          <table:table-cell table:style-name="ce62" office:value-type="string" calcext:value-type="string">
            <text:p>Med</text:p>
          </table:table-cell>
          <table:table-cell table:style-name="ce58" office:value-type="string" calcext:value-type="string">
            <text:p>median longitude</text:p>
          </table:table-cell>
          <table:table-cell table:style-name="ce58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magnetic_variation_Med</text:p>
          </table:table-cell>
          <table:table-cell table:style-name="ce58" office:value-type="string" calcext:value-type="string">
            <text:p>degreesEofN</text:p>
          </table:table-cell>
          <table:table-cell table:style-name="ce62" office:value-type="string" calcext:value-type="string">
            <text:p>Med</text:p>
          </table:table-cell>
          <table:table-cell table:style-name="ce58" office:value-type="string" calcext:value-type="string">
            <text:p>median magnetic variation</text:p>
          </table:table-cell>
          <table:table-cell table:style-name="ce58" office:value-type="string" calcext:value-type="string">
            <text:p>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nmbr_satellites_Avg</text:p>
          </table:table-cell>
          <table:table-cell table:style-name="ce58" office:value-type="string" calcext:value-type="string">
            <text:p>unitless</text:p>
          </table:table-cell>
          <table:table-cell table:style-name="ce62" office:value-type="string" calcext:value-type="string">
            <text:p>Avg</text:p>
          </table:table-cell>
          <table:table-cell table:style-name="ce58" office:value-type="string" calcext:value-type="string">
            <text:p>mean number of satellites used</text:p>
          </table:table-cell>
          <table:table-cell table:style-name="ce58"/>
          <table:table-cell table:style-name="Default" table:number-columns-repeated="5"/>
          <table:table-cell table:number-columns-repeated="1013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8" office:value-type="string" calcext:value-type="string">
            <text:p>altitude_Med</text:p>
          </table:table-cell>
          <table:table-cell table:style-name="ce58" office:value-type="string" calcext:value-type="string">
            <text:p>m</text:p>
          </table:table-cell>
          <table:table-cell table:style-name="ce62" office:value-type="string" calcext:value-type="string">
            <text:p>Med</text:p>
          </table:table-cell>
          <table:table-cell table:style-name="ce58" office:value-type="string" calcext:value-type="string">
            <text:p>medi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8" office:value-type="string" calcext:value-type="string">
            <text:p>altitude_Avg</text:p>
          </table:table-cell>
          <table:table-cell table:style-name="ce58" office:value-type="string" calcext:value-type="string">
            <text:p>m</text:p>
          </table:table-cell>
          <table:table-cell table:style-name="ce62" office:value-type="string" calcext:value-type="string">
            <text:p>Avg</text:p>
          </table:table-cell>
          <table:table-cell table:style-name="ce58" office:value-type="string" calcext:value-type="string">
            <text:p>mean altitude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8" office:value-type="string" calcext:value-type="string">
            <text:p>gps_ready_Min</text:p>
          </table:table-cell>
          <table:table-cell table:style-name="ce58" office:value-type="string" calcext:value-type="string">
            <text:p>unitless</text:p>
          </table:table-cell>
          <table:table-cell table:style-name="ce62" office:value-type="string" calcext:value-type="string">
            <text:p>Min</text:p>
          </table:table-cell>
          <table:table-cell table:style-name="ce58" office:value-type="string" calcext:value-type="string">
            <text:p>daily minimum GPS ready signal</text:p>
          </table:table-cell>
          <table:table-cell table:style-name="ce58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8" office:value-type="string" calcext:value-type="string">
            <text:p>max_clock_change</text:p>
          </table:table-cell>
          <table:table-cell table:style-name="ce58" office:value-type="string" calcext:value-type="string">
            <text:p>ms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largest clock adjustment done</text:p>
          </table:table-cell>
          <table:table-cell table:style-name="ce58" office:value-type="string" calcext:value-type="string">
            <text:p>values above 10 could indicate issues with the clock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8" office:value-type="string" calcext:value-type="string">
            <text:p>nmbr_clock_change</text:p>
          </table:table-cell>
          <table:table-cell table:style-name="ce58" office:value-type="string" calcext:value-type="string">
            <text:p>samples</text:p>
          </table:table-cell>
          <table:table-cell table:style-name="ce62" office:value-type="string" calcext:value-type="string">
            <text:p>Smp</text:p>
          </table:table-cell>
          <table:table-cell table:style-name="ce58" office:value-type="string" calcext:value-type="string">
            <text:p># of clock adjustments done</text:p>
          </table:table-cell>
          <table:table-cell table:style-name="ce58" office:value-type="string" calcext:value-type="string">
            <text:p>cumulative value since program start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_info" table:style-name="ta1">
        <table:table-column table:style-name="co5" table:default-cell-style-name="ce23"/>
        <table:table-column table:style-name="co19" table:default-cell-style-name="ce27"/>
        <table:table-column table:style-name="co20" table:default-cell-style-name="ce27"/>
        <table:table-column table:style-name="co8" table:default-cell-style-name="ce23"/>
        <table:table-column table:style-name="co21" table:default-cell-style-name="ce27"/>
        <table:table-column table:style-name="co22" table:default-cell-style-name="ce27"/>
        <table:table-column table:style-name="co4" table:number-columns-repeated="1018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table:style-name="Default" office:value-type="string">
            <text:p>UTC_offset</text:p>
          </table:table-cell>
          <table:table-cell table:style-name="Default" office:value-type="string">
            <text:p>hours</text:p>
          </table:table-cell>
          <table:table-cell table:style-name="ce29" office:value-type="string">
            <text:p>Smp</text:p>
          </table:table-cell>
          <table:table-cell table:style-name="ce25" office:value-type="string">
            <text:p>time offset from UTC</text:p>
          </table:table-cell>
          <table:table-cell table:style-name="ce25" office:value-type="string">
            <text:p>(+)=East, (-)=West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string">
            <text:p>sonic_azimuth</text:p>
          </table:table-cell>
          <table:table-cell table:style-name="Default" office:value-type="string">
            <text:p>degEofTN</text:p>
          </table:table-cell>
          <table:table-cell table:style-name="ce29" office:value-type="string">
            <text:p>Smp</text:p>
          </table:table-cell>
          <table:table-cell table:style-name="ce25" office:value-type="string">
            <text:p>sonic orientation w.r.t. True North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string">
            <text:p>NRLite2_sens</text:p>
          </table:table-cell>
          <table:table-cell table:style-name="Default" office:value-type="string">
            <text:p>uV/W/m^2</text:p>
          </table:table-cell>
          <table:table-cell table:style-name="ce29" office:value-type="string">
            <text:p>Smp</text:p>
          </table:table-cell>
          <table:table-cell table:style-name="ce26" office:value-type="string">
            <text:p>sensitivity factor</text:p>
          </table:table-cell>
          <table:table-cell table:style-name="ce26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string">
            <text:p>LI190SB_sens</text:p>
          </table:table-cell>
          <table:table-cell table:style-name="Default" office:value-type="string">
            <text:p>uA/mmol/s/m^2</text:p>
          </table:table-cell>
          <table:table-cell table:style-name="ce29" office:value-type="string">
            <text:p>Smp</text:p>
          </table:table-cell>
          <table:table-cell table:style-name="ce26" office:value-type="string">
            <text:p>sensitivity factor</text:p>
          </table:table-cell>
          <table:table-cell table:style-name="ce26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string">
            <text:p>HFP_1_sens</text:p>
          </table:table-cell>
          <table:table-cell table:style-name="Default" office:value-type="string">
            <text:p>W/m^2/mV</text:p>
          </table:table-cell>
          <table:table-cell table:style-name="ce29" office:value-type="string">
            <text:p>Smp</text:p>
          </table:table-cell>
          <table:table-cell table:style-name="ce26" office:value-type="string">
            <text:p>sensitivity factor</text:p>
          </table:table-cell>
          <table:table-cell table:style-name="ce26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table:style-name="Default" office:value-type="string">
            <text:p>HFP_2_sens</text:p>
          </table:table-cell>
          <table:table-cell table:style-name="Default" office:value-type="string">
            <text:p>W/m^2/mV</text:p>
          </table:table-cell>
          <table:table-cell table:style-name="ce29" office:value-type="string">
            <text:p>Smp</text:p>
          </table:table-cell>
          <table:table-cell table:style-name="ce26" office:value-type="string">
            <text:p>sensitivity factor</text:p>
          </table:table-cell>
          <table:table-cell table:style-name="ce26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table:style-name="Default" office:value-type="string">
            <text:p>CompileResults</text:p>
          </table:table-cell>
          <table:table-cell table:style-name="Default"/>
          <table:table-cell table:style-name="ce29" office:value-type="string">
            <text:p>Smp</text:p>
          </table:table-cell>
          <table:table-cell table:style-name="ce26" office:value-type="string">
            <text:p>Results of program compilation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table:style-name="Default" office:value-type="string">
            <text:p>CardStatus</text:p>
          </table:table-cell>
          <table:table-cell table:style-name="Default"/>
          <table:table-cell table:style-name="ce29" office:value-type="string">
            <text:p>Smp</text:p>
          </table:table-cell>
          <table:table-cell table:style-name="ce26" office:value-type="string">
            <text:p>Memory card status at compilation</text:p>
          </table:table-cell>
          <table:table-cell table:style-name="ce26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table:style-name="Default" office:value-type="string">
            <text:p>RunSig</text:p>
          </table:table-cell>
          <table:table-cell table:style-name="Default"/>
          <table:table-cell table:style-name="ce29" office:value-type="string">
            <text:p>Smp</text:p>
          </table:table-cell>
          <table:table-cell office:value-type="string">
            <text:p>see Note 1 below table</text:p>
          </table:table-cell>
          <table:table-cell table:style-name="ce26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table:style-name="Default" office:value-type="string">
            <text:p>ProgSig</text:p>
          </table:table-cell>
          <table:table-cell table:style-name="Default"/>
          <table:table-cell table:style-name="ce29" office:value-type="string">
            <text:p>Smp</text:p>
          </table:table-cell>
          <table:table-cell office:value-type="string">
            <text:p>see Note 2 below table</text:p>
          </table:table-cell>
          <table:table-cell table:style-name="ce26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table:style-name="Default" office:value-type="string">
            <text:p>SENSOR_DEC_5TM</text:p>
          </table:table-cell>
          <table:table-cell table:style-name="Default"/>
          <table:table-cell table:style-name="ce29" office:value-type="string">
            <text:p>Smp</text:p>
          </table:table-cell>
          <table:table-cell office:value-type="string">
            <text:p>True/False: soil moisture probes installed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table:style-name="Default" office:value-type="string">
            <text:p>SENSOR_DEC_6RAD</text:p>
          </table:table-cell>
          <table:table-cell table:style-name="Default"/>
          <table:table-cell table:style-name="ce29" office:value-type="string">
            <text:p>Smp</text:p>
          </table:table-cell>
          <table:table-cell office:value-type="string">
            <text:p>T/F: 6-band radiometers installed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4">
            <text:p>14</text:p>
          </table:table-cell>
          <table:table-cell table:style-name="Default" office:value-type="string">
            <text:p>SENSOR_LGR_N2OCO</text:p>
          </table:table-cell>
          <table:table-cell table:style-name="Default"/>
          <table:table-cell table:style-name="ce29" office:value-type="string">
            <text:p>Smp</text:p>
          </table:table-cell>
          <table:table-cell office:value-type="string">
            <text:p>T/F: Los Gatos N2O/CO analyzer deployed</text:p>
          </table:table-cell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 table:style-name="Default" office:value-type="string">
            <text:p>SENSOR_PIC_CO2CH4</text:p>
          </table:table-cell>
          <table:table-cell table:style-name="Default"/>
          <table:table-cell table:style-name="ce29" office:value-type="string">
            <text:p>Smp</text:p>
          </table:table-cell>
          <table:table-cell office:value-type="string">
            <text:p>T/F: Picarro CO2/CH4 analyzer deployed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 table:style-name="Default" office:value-type="string">
            <text:p>SENSOR_HFP01SC</text:p>
          </table:table-cell>
          <table:table-cell table:style-name="Default"/>
          <table:table-cell table:style-name="ce29" office:value-type="string">
            <text:p>Smp</text:p>
          </table:table-cell>
          <table:table-cell office:value-type="string">
            <text:p>T/F: soil heat flux plate instal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36" office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37"/>
          <table:covered-table-cell table:style-name="ce38"/>
          <table:covered-table-cell table:style-name="ce37"/>
          <table:table-cell table:number-columns-repeated="1018"/>
        </table:table-row>
        <table:table-row table:style-name="ro2">
          <table:table-cell/>
          <table:table-cell table:style-name="ce36" office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37"/>
          <table:covered-table-cell table:style-name="ce38"/>
          <table:covered-table-cell table:style-name="ce37"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_soil" table:style-name="ta1">
        <table:table-column table:style-name="co5" table:default-cell-style-name="ce23"/>
        <table:table-column table:style-name="co23" table:default-cell-style-name="ce27"/>
        <table:table-column table:style-name="co24" table:default-cell-style-name="ce27"/>
        <table:table-column table:style-name="co8" table:default-cell-style-name="ce23"/>
        <table:table-column table:style-name="co25" table:default-cell-style-name="ce27"/>
        <table:table-column table:style-name="co22" table:default-cell-style-name="ce27"/>
        <table:table-column table:style-name="co4" table:number-columns-repeated="1018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soil_5TM_ID5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string">
            <text:p>soil_5TM_ID5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string">
            <text:p>soil_5TM_ID5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string">
            <text:p>soil_5TM_ID6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string">
            <text:p>soil_5TM_ID6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Default" office:value-type="string">
            <text:p>soil_5TM_ID6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string">
            <text:p>soil_5TM_ID7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string">
            <text:p>soil_5TM_ID7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Default" office:value-type="string">
            <text:p>soil_5TM_ID7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string">
            <text:p>soil_5TM_ID8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string">
            <text:p>soil_5TM_ID8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Default" office:value-type="string">
            <text:p>soil_5TM_ID8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string">
            <text:p>soil_5TM_ID9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string">
            <text:p>soil_5TM_ID9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Default" office:value-type="string">
            <text:p>soil_5TM_ID9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string">
            <text:p>soil_hfp1_heat_flux_Avg</text:p>
          </table:table-cell>
          <table:table-cell table:style-name="Default" office:value-type="string">
            <text:p>W/m^2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heat flux</text:p>
          </table:table-cell>
          <table:table-cell table:style-name="ce26" office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8">
            <text:p>18</text:p>
          </table:table-cell>
          <table:table-cell table:style-name="Default" office:value-type="string">
            <text:p>soil_hfp1_sensitivity</text:p>
          </table:table-cell>
          <table:table-cell table:style-name="Default" office:value-type="string">
            <text:p>W/m^2/mV</text:p>
          </table:table-cell>
          <table:table-cell table:style-name="ce33" office:value-type="string">
            <text:p>Smp</text:p>
          </table:table-cell>
          <table:table-cell table:style-name="ce26" office:value-type="string">
            <text:p>current sensitivity factor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style-name="Default" office:value-type="string">
            <text:p>soil_hfp2_heat_flux_Avg</text:p>
          </table:table-cell>
          <table:table-cell table:style-name="Default" office:value-type="string">
            <text:p>W/m^2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heat flux</text:p>
          </table:table-cell>
          <table:table-cell table:style-name="ce26" office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0">
            <text:p>20</text:p>
          </table:table-cell>
          <table:table-cell table:style-name="Default" office:value-type="string">
            <text:p>soil_hfp2_sensitivity</text:p>
          </table:table-cell>
          <table:table-cell table:style-name="Default" office:value-type="string">
            <text:p>W/m^2/mV</text:p>
          </table:table-cell>
          <table:table-cell table:style-name="ce33" office:value-type="string">
            <text:p>Smp</text:p>
          </table:table-cell>
          <table:table-cell table:style-name="ce26" office:value-type="string">
            <text:p>current sensitivity factor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19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5_soil" table:style-name="ta1">
        <table:table-column table:style-name="co5" table:default-cell-style-name="ce23"/>
        <table:table-column table:style-name="co23" table:default-cell-style-name="ce27"/>
        <table:table-column table:style-name="co24" table:default-cell-style-name="ce27"/>
        <table:table-column table:style-name="co8" table:default-cell-style-name="ce23"/>
        <table:table-column table:style-name="co25" table:default-cell-style-name="ce27"/>
        <table:table-column table:style-name="co22" table:default-cell-style-name="ce27"/>
        <table:table-column table:style-name="co4" table:number-columns-repeated="1018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soil_5TM_ID5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string">
            <text:p>soil_5TM_ID5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string">
            <text:p>soil_5TM_ID5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string">
            <text:p>soil_5TM_ID6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string">
            <text:p>soil_5TM_ID6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Default" office:value-type="string">
            <text:p>soil_5TM_ID6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string">
            <text:p>soil_5TM_ID7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string">
            <text:p>soil_5TM_ID7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Default" office:value-type="string">
            <text:p>soil_5TM_ID7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string">
            <text:p>soil_5TM_ID8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string">
            <text:p>soil_5TM_ID8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Default" office:value-type="string">
            <text:p>soil_5TM_ID8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string">
            <text:p>soil_5TM_ID9_epsilon_Avg</text:p>
          </table:table-cell>
          <table:table-cell table:style-name="Default" office:value-type="string">
            <text:p>dimensionless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dielectric permittiv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string">
            <text:p>soil_5TM_ID9_T_Avg</text:p>
          </table:table-cell>
          <table:table-cell table:style-name="Default" office:value-type="string">
            <text:p>C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Default" office:value-type="string">
            <text:p>soil_5TM_ID9_VWC_Avg</text:p>
          </table:table-cell>
          <table:table-cell table:style-name="Default" office:value-type="string">
            <text:p>v/v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volumetric water content</text:p>
          </table:table-cell>
          <table:table-cell table:style-name="ce26" office:value-type="string">
            <text:p>via Topp eqn (Topp et al. 1980)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string">
            <text:p>soil_hfp1_heat_flux_Avg</text:p>
          </table:table-cell>
          <table:table-cell table:style-name="Default" office:value-type="string">
            <text:p>W/m^2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heat flux</text:p>
          </table:table-cell>
          <table:table-cell table:style-name="ce26" office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8">
            <text:p>18</text:p>
          </table:table-cell>
          <table:table-cell table:style-name="Default" office:value-type="string">
            <text:p>soil_hfp1_sensitivity</text:p>
          </table:table-cell>
          <table:table-cell table:style-name="Default" office:value-type="string">
            <text:p>W/m^2/mV</text:p>
          </table:table-cell>
          <table:table-cell table:style-name="ce33" office:value-type="string">
            <text:p>Smp</text:p>
          </table:table-cell>
          <table:table-cell table:style-name="ce26" office:value-type="string">
            <text:p>current sensitivity factor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style-name="Default" office:value-type="string">
            <text:p>soil_hfp2_heat_flux_Avg</text:p>
          </table:table-cell>
          <table:table-cell table:style-name="Default" office:value-type="string">
            <text:p>W/m^2</text:p>
          </table:table-cell>
          <table:table-cell table:style-name="ce33" office:value-type="string">
            <text:p>Avg</text:p>
          </table:table-cell>
          <table:table-cell table:style-name="ce26" office:value-type="string">
            <text:p>mean soil heat flux</text:p>
          </table:table-cell>
          <table:table-cell table:style-name="ce26" office:value-type="string">
            <text:p>(+) = into soil surfac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0">
            <text:p>20</text:p>
          </table:table-cell>
          <table:table-cell table:style-name="Default" office:value-type="string">
            <text:p>soil_hfp2_sensitivity</text:p>
          </table:table-cell>
          <table:table-cell table:style-name="Default" office:value-type="string">
            <text:p>W/m^2/mV</text:p>
          </table:table-cell>
          <table:table-cell table:style-name="ce33" office:value-type="string">
            <text:p>Smp</text:p>
          </table:table-cell>
          <table:table-cell table:style-name="ce26" office:value-type="string">
            <text:p>current sensitivity factor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19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705_LIND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20:17:08.6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7T20:18:35.996000000</dc:date>
    <meta:editing-duration>PT10H23M33S</meta:editing-duration>
    <meta:editing-cycles>32</meta:editing-cycles>
    <meta:generator>LibreOffice/4.3.2.2$Windows_x86 LibreOffice_project/edfb5295ba211bd31ad47d0bad0118690f76407d</meta:generator>
    <dc:creator>Patrick O'Keeffe</dc:creator>
    <meta:document-statistic meta:table-count="8" meta:cell-count="988" meta:object-count="0"/>
  </office:meta>
</office:document-meta>
</file>